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32" style:family="paragraph" style:parent-style-name="Standard">
      <style:text-properties style:font-name="Arial1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color="#ff0000" style:font-name="Arial1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Corpo_20_Fluxo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2" style:family="paragraph" style:parent-style-name="Corpo_20_Fluxo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4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language-asian="en" style:country-asian="US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language-asian="en" style:country-asian="US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Discente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Goiânia, Junho de 2006</text:span></text:p>
      <text:p text:style-name="P10"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<text:tab/>O gerenciamento da instituição envolve o acompanhamento da vida acadêmica de alunos. Neste documento estão descritos os casos de uso que auxiliam as atividades da instituição da perspectiva do dia-a-dia administrativo dos alunos.</text:p>
      <text:p text:style-name="P18"/>
      <text:p text:style-name="P19">1 - Caso de Uso C.D.1 - Matricular Alun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Caso de uso:</text:p>
          </table:table-cell>
          <table:table-cell table:style-name="Table12.B1" office:value-type="string">
            <text:p text:style-name="P21">Matricular Aluno</text:p>
          </table:table-cell>
        </table:table-row>
        <table:table-row>
          <table:table-cell table:style-name="Table12.A2" office:value-type="string">
            <text:p text:style-name="P22">ID:</text:p>
          </table:table-cell>
          <table:table-cell table:style-name="Table12.B2" office:value-type="string">
            <text:p text:style-name="P23">C.D.1</text:p>
          </table:table-cell>
        </table:table-row>
        <table:table-row>
          <table:table-cell table:style-name="Table12.A2" office:value-type="string">
            <text:p text:style-name="P24">Propósito:</text:p>
          </table:table-cell>
          <table:table-cell table:style-name="Table12.B2" office:value-type="string">
            <text:p text:style-name="P25">Este caso de uso tem como função realizar a matrícula do aluno.</text:p>
          </table:table-cell>
        </table:table-row>
        <table:table-row>
          <table:table-cell table:style-name="Table12.A2" office:value-type="string">
            <text:p text:style-name="P22">Descrição:</text:p>
          </table:table-cell>
          <table:table-cell table:style-name="Table12.B2" office:value-type="string">
            <text:p text:style-name="P26">Ao longo do curso o aluno terá que efetuar matrículas periódicas, conforme a freqüência do programa. </text:p>
          </table:table-cell>
        </table:table-row>
        <table:table-row>
          <table:table-cell table:style-name="Table12.A2" office:value-type="string">
            <text:p text:style-name="P22">Ator(es):</text:p>
          </table:table-cell>
          <table:table-cell table:style-name="Table12.B2" office:value-type="string">
            <text:p text:style-name="P27">Aluno</text:p>
          </table:table-cell>
        </table:table-row>
        <table:table-row>
          <table:table-cell table:style-name="Table12.A2" office:value-type="string">
            <text:p text:style-name="P22">Fluxo Principal:</text:p>
          </table:table-cell>
          <table:table-cell table:style-name="Table12.B2" office:value-type="string">
            <text:p text:style-name="P28">01 <text:s/>Aluno preenche as informações para efetuar sua matrícula;</text:p>
            <text:p text:style-name="P28">02 <text:s/>Aluno requisita a confirmação da operação;</text:p>
            <text:p text:style-name="P28">03 <text:s/>Sistema confirma a operação registrando a matrícula do Aluno;</text:p>
          </table:table-cell>
        </table:table-row>
        <table:table-row>
          <table:table-cell table:style-name="Table12.A2" office:value-type="string">
            <text:p text:style-name="P22">Fluxo Alternativo:</text:p>
          </table:table-cell>
          <table:table-cell table:style-name="Table12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  <text:p text:style-name="P28">No item 03, caso o Aluno tente efetuar a matrícula fora do período estipulado no edital, o caso de uso termina.</text:p>
            <text:p text:style-name="P28">No item 03, caso o aluno esteja efetuando matrícula no programa de Pós-Graduação e não possui a titulação mínima de graduação, o caso de uso termina.</text:p>
            <text:p text:style-name="P28">No item 03, caso o aluno esteja efetuando matrícula no programa de Pós-Graduação e não possui autorização do orientador, o caso de uso termina.</text:p>
            <text:p text:style-name="P29">No item 03, caso o aluno já esteja matriculado em um programa de Pós-Graduação e queira fazer matrícula em um outro, o caso de uso termina.</text:p>
            <text:p text:style-name="P28">No item 03, caso o aluno já tenha realizado a defesa do mesmo, o caso de uso termina.</text:p>
          </table:table-cell>
        </table:table-row>
        <table:table-row>
          <table:table-cell table:style-name="Table1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30">Regras de Negócio: RN 12.1, RN 12.2,<text:span text:style-name="T6"> </text:span>RN 12.3,<text:span text:style-name="T6"> </text:span>RN 12.4,<text:span text:style-name="T6"> </text:span>RN 12.5,<text:span text:style-name="T6"> </text:span>RN 12.6,<text:span text:style-name="T6"> </text:span>RN 12.7, RN 12.8, RN 12.9, RN 12.10, RN 3.11, RN 14.1, RN 14.8, RN 14.9, RN 14.10, RN 14.11.</text:p>
                </table:table-cell>
              </table:table-row>
              <table:table-row>
                <table:table-cell table:style-name="Table12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2">Prioridade:</text:p>
          </table:table-cell>
          <table:table-cell table:style-name="Table12.B2" office:value-type="string">
            <text:p text:style-name="P22">Alta</text:p>
          </table:table-cell>
        </table:table-row>
      </table:table>
      <text:p text:style-name="P32"/>
      <text:p text:style-name="P19">2 - Caso de Uso C.D.2 - Requerer Desligamento do Alun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aso de uso:</text:p>
          </table:table-cell>
          <table:table-cell table:style-name="Table2.B1" office:value-type="string">
            <text:p text:style-name="P21">Requerer Desligamento do Aluno</text:p>
          </table:table-cell>
        </table:table-row>
        <table:table-row>
          <table:table-cell table:style-name="Table2.A2" office:value-type="string">
            <text:p text:style-name="P22">ID:</text:p>
          </table:table-cell>
          <table:table-cell table:style-name="Table2.B2" office:value-type="string">
            <text:p text:style-name="P23">C.D.2</text:p>
          </table:table-cell>
        </table:table-row>
        <table:table-row>
          <table:table-cell table:style-name="Table2.A2" office:value-type="string">
            <text:p text:style-name="P24">Propósito:</text:p>
          </table:table-cell>
          <table:table-cell table:style-name="Table2.B2" office:value-type="string">
            <text:p text:style-name="P25">Este caso de uso tem como função requerer o desligamento do aluno.</text:p>
          </table:table-cell>
        </table:table-row>
        <table:table-row>
          <table:table-cell table:style-name="Table2.A2" office:value-type="string">
            <text:p text:style-name="P22">Descrição:</text:p>
          </table:table-cell>
          <table:table-cell table:style-name="Table2.B2" office:value-type="string">
            <text:p text:style-name="P26">Este caso de uso permite ao Aluno requerer seu desligamento da Instituição.</text:p>
          </table:table-cell>
        </table:table-row>
        <table:table-row>
          <table:table-cell table:style-name="Table2.A2" office:value-type="string">
            <text:p text:style-name="P22">Ator(es):</text:p>
          </table:table-cell>
          <table:table-cell table:style-name="Table2.B2" office:value-type="string">
            <text:p text:style-name="P27">Aluno</text:p>
          </table:table-cell>
        </table:table-row>
        <table:table-row>
          <table:table-cell table:style-name="Table2.A2" office:value-type="string">
            <text:p text:style-name="P22">Fluxo Principal:</text:p>
          </table:table-cell>
          <table:table-cell table:style-name="Table2.B2" office:value-type="string">
            <text:p text:style-name="P33">01 Aluno preenche as informações para requerer desligamento;</text:p>
            <text:p text:style-name="P33">02 Aluno requisita a confirmação da operação;</text:p>
            <text:p text:style-name="P33">03 Sistema confirma a operação.</text:p>
          </table:table-cell>
        </table:table-row>
        <table:table-row>
          <table:table-cell table:style-name="Table2.A2" office:value-type="string">
            <text:p text:style-name="P22">Fluxo Alternativo:</text:p>
          </table:table-cell>
          <table:table-cell table:style-name="Table2.B2" office:value-type="string">
            <text:p text:style-name="P33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RN 6.1, RN 17.1, RN 17.3</text:p>
                </table:table-cell>
              </table:table-row>
              <table:table-row>
                <table:table-cell table:style-name="Table2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2">Prioridade:</text:p>
          </table:table-cell>
          <table:table-cell table:style-name="Table2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3 - Caso de Uso C.D.3 - Requerer Trancamento do Alun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Caso de uso:</text:p>
          </table:table-cell>
          <table:table-cell table:style-name="Table3.B1" office:value-type="string">
            <text:p text:style-name="P21">Requerer Trancamento do Aluno</text:p>
          </table:table-cell>
        </table:table-row>
        <table:table-row>
          <table:table-cell table:style-name="Table3.A2" office:value-type="string">
            <text:p text:style-name="P22">ID:</text:p>
          </table:table-cell>
          <table:table-cell table:style-name="Table3.B2" office:value-type="string">
            <text:p text:style-name="P23">C.D.3</text:p>
          </table:table-cell>
        </table:table-row>
        <table:table-row>
          <table:table-cell table:style-name="Table3.A2" office:value-type="string">
            <text:p text:style-name="P24">Propósito:</text:p>
          </table:table-cell>
          <table:table-cell table:style-name="Table3.B2" office:value-type="string">
            <text:p text:style-name="P25">Este caso de uso tem como função requerer o trancamento do aluno.</text:p>
          </table:table-cell>
        </table:table-row>
        <table:table-row>
          <table:table-cell table:style-name="Table3.A2" office:value-type="string">
            <text:p text:style-name="P22">Descrição:</text:p>
          </table:table-cell>
          <table:table-cell table:style-name="Table3.B2" office:value-type="string">
            <text:p text:style-name="P26">Este caso de uso permite ao Aluno requerer seu trancamento de matrícula na Instituição.</text:p>
          </table:table-cell>
        </table:table-row>
        <table:table-row>
          <table:table-cell table:style-name="Table3.A2" office:value-type="string">
            <text:p text:style-name="P22">Ator(es):</text:p>
          </table:table-cell>
          <table:table-cell table:style-name="Table3.B2" office:value-type="string">
            <text:p text:style-name="P35">Aluno</text:p>
          </table:table-cell>
        </table:table-row>
        <table:table-row>
          <table:table-cell table:style-name="Table3.A2" office:value-type="string">
            <text:p text:style-name="P22">Fluxo Principal:</text:p>
          </table:table-cell>
          <table:table-cell table:style-name="Table3.B2" office:value-type="string">
            <text:p text:style-name="P28">01 Aluno preenche as informações para requerer trancamento;</text:p>
            <text:p text:style-name="P28">02 Aluno requisita a confirmação da operação;</text:p>
            <text:p text:style-name="P28">03 Sistema confirma a operação.</text:p>
            <text:p text:style-name="P28">04 Sistema envia email para orientador autoizar;</text:p>
          </table:table-cell>
        </table:table-row>
        <table:table-row>
          <table:table-cell table:style-name="Table3.A2" office:value-type="string">
            <text:p text:style-name="P22">Fluxo Alternativo:</text:p>
          </table:table-cell>
          <table:table-cell table:style-name="Table3.B2" office:value-type="string">
            <text:p text:style-name="P33">No item 02, o sistema exibe mensagem contendo campos obrigatórios que não foram preenchidos e aqueles contendo informações inconsistentes, o sistema sugere que sejam fornecidas e alteradas, respectivamente.</text:p>
            <text:p text:style-name="P28">No item 04, caso o Aluno não possua a justificativa expressa do orientador, o caso de uso termina. </text:p>
          </table:table-cell>
        </table:table-row>
        <table:table-row>
          <table:table-cell table:style-name="Table3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6">Regras de Negócio: RN 12.13, RN 17.2</text:p>
                </table:table-cell>
              </table:table-row>
              <table:table-row>
                <table:table-cell table:style-name="Table3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2">Prioridade:</text:p>
          </table:table-cell>
          <table:table-cell table:style-name="Table3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4 - Caso de Uso C.D.4 - Alterar Situação de Alun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Alterar Situação de Alun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C.D.4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25">Este caso de uso tem como função alterar a situação de um aluno.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37">A situação de um aluno sofre alterações pela secretaria ao longo do programa do qual participa. Todas as situações devem ser mantidas em um registro cronológico, indicando o motivo e, se for o caso, o usuário que efetuou a alteração. Dessa forma, pode-se recuperar a “história” do aluno no programa em questão.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27">Coordenação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28">01 Coordenação solicita ao Sistema uma alteração de situação do Aluno;</text:p>
            <text:p text:style-name="P28">02 Coordenação seleciona aluno;</text:p>
            <text:p text:style-name="P28">03 Secretaria informa a nova situação do Aluno;</text:p>
            <text:p text:style-name="P28">04 Secretaria requisita a confirmação da operação;</text:p>
            <text:p text:style-name="P26">05 Sistema confirma a operação, alterando a situação do Alun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2" office:value-type="string">
            <text:p text:style-name="P28">No item 04, o sistema exibe mensagem contendo campos obrigatórios que não foram preenchidos e aqueles contendo informações inconsistentes, o sistema sugere que sejam <text:tab/>fornecidas e alteradas, respectivamente.</text:p>
            <text:p text:style-name="P28">No item 04, caso a nova situação do Aluno seja de desligamento, o desligamento seja por não efetuar matrícula, e o sistema encontre uma matrícula para o Aluno, caso de uso termina.</text:p>
            <text:p text:style-name="P28">No item 04, caso a nova situação do Aluno seja de desligamento, o desligamento seja por faltas, e o sistema verificar que o Aluno possui a freqüência mínima para aprovação, caso de uso termina.</text:p>
            <text:p text:style-name="P28">No item 04, caso a nova situação do Aluno seja de desligamento, o desligamento seja por avaliação de desempenho, e o sistema verificar que o Aluno possui desempenho suficiente para ser aprovado, caso de uso termina.</text:p>
            <text:p text:style-name="P28">No item 04, caso a nova situação do Aluno seja de desligamento, o desligamento seja por reprovação em exame de qualificação, e o sistema verificar que o Aluno foi aprovado, caso de uso termina.</text:p>
            <text:p text:style-name="P28">No item 04, caso a nova situação do Aluno seja de desligamento, o desligamento seja por não comprovar integralização curricular no prazo máximo estabelecido pelo regulamento de cada programa, e o sistema verificar que o Aluno integralizou, caso de uso termina.</text:p>
            <text:p text:style-name="P29">No item 04, caso a nova situação do Aluno seja de trancamento e o Aluno não possua a concessão da coordenação, caso de uso termina.</text:p>
            <text:p text:style-name="P29">No item 04, caso a nova situação do Aluno seja de trancamento e o Aluno esteja durante a vigência da prorrogação de prazo para a conclusão do produto final, caso de uso termina.</text:p>
            <text:p text:style-name="P26">No item 04, caso a nova situação do Aluno seja de trancamento e o Aluno esteja fora do período letivo em execução, caso de uso termina.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RN 12.16, RN 12.11, RN 12.12, RN 6.8, RN 6.7, RN 6.9, RN 6.10, RN 6.2, RN 6.3, RN 6.5, RN 6.6</text:p>
                </table:table-cell>
              </table:table-row>
              <table:table-row>
                <table:table-cell table:style-name="Table1.B2" office:value-type="string">
                  <text:p text:style-name="P38"><text:span text:style-name="T7">Não Funcionais:</text:span> 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Média</text:p>
          </table:table-cell>
        </table:table-row>
      </table:table>
      <text:p text:style-name="P32"/>
      <text:p text:style-name="P19">5 - Caso de Uso C.D.5 – Cadastrar Auxíli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aso de uso:</text:p>
          </table:table-cell>
          <table:table-cell table:style-name="Table4.B1" office:value-type="string">
            <text:p text:style-name="P21">Cadastrar Auxílio</text:p>
          </table:table-cell>
        </table:table-row>
        <table:table-row>
          <table:table-cell table:style-name="Table4.A2" office:value-type="string">
            <text:p text:style-name="P22">ID:</text:p>
          </table:table-cell>
          <table:table-cell table:style-name="Table4.B2" office:value-type="string">
            <text:p text:style-name="P23">C.D.5</text:p>
          </table:table-cell>
        </table:table-row>
        <table:table-row>
          <table:table-cell table:style-name="Table4.A2" office:value-type="string">
            <text:p text:style-name="P24">Propósito:</text:p>
          </table:table-cell>
          <table:table-cell table:style-name="Table4.B2" office:value-type="string">
            <text:p text:style-name="P25">Este caso de uso tem como função cadastrar os auxílios recebidos pelos alunos;</text:p>
          </table:table-cell>
        </table:table-row>
        <table:table-row>
          <table:table-cell table:style-name="Table4.A2" office:value-type="string">
            <text:p text:style-name="P22">Descrição:</text:p>
          </table:table-cell>
          <table:table-cell table:style-name="Table4.B2" office:value-type="string">
            <text:p text:style-name="P37">Os períodos correspondentes aos auxílios, os respectivos órgãos de fomento e os valores mensais fornecidos por estes órgãos estão entre as informações a serem manipuladas.</text:p>
          </table:table-cell>
        </table:table-row>
        <table:table-row>
          <table:table-cell table:style-name="Table4.A2" office:value-type="string">
            <text:p text:style-name="P22">Ator(es):</text:p>
          </table:table-cell>
          <table:table-cell table:style-name="Table4.B2" office:value-type="string">
            <text:p text:style-name="P27">Coordenação</text:p>
          </table:table-cell>
        </table:table-row>
        <table:table-row>
          <table:table-cell table:style-name="Table4.A2" office:value-type="string">
            <text:p text:style-name="P22">Fluxo Principal:</text:p>
          </table:table-cell>
          <table:table-cell table:style-name="Table4.B2" office:value-type="string">
            <text:p text:style-name="P28">01 Coordenação seleciona aluno;</text:p>
            <text:p text:style-name="P28">02 Coordenação preenche informações para preencher auxílio;</text:p>
            <text:p text:style-name="P28">03 Coordenação requisita confirmação da operação;</text:p>
            <text:p text:style-name="P28">04 Sistema confirma operação, registrando o auxílio;</text:p>
          </table:table-cell>
        </table:table-row>
        <table:table-row>
          <table:table-cell table:style-name="Table4.A2" office:value-type="string">
            <text:p text:style-name="P22">Fluxo Alternativo:</text:p>
          </table:table-cell>
          <table:table-cell table:style-name="Table4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0">Regras de Negócio: RN 2.1</text:p>
                </table:table-cell>
              </table:table-row>
              <table:table-row>
                <table:table-cell table:style-name="Table4.B2" office:value-type="string">
                  <text:p text:style-name="P38"><text:span text:style-name="T7">Não Funcionais:</text:span> 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2">Prioridade:</text:p>
          </table:table-cell>
          <table:table-cell table:style-name="Table4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6 - Caso de Uso C.D.6 – Acompanhar Auxílio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aso de uso:</text:p>
          </table:table-cell>
          <table:table-cell table:style-name="Table5.B1" office:value-type="string">
            <text:p text:style-name="P21">Acompanhar Auxílio</text:p>
          </table:table-cell>
        </table:table-row>
        <table:table-row>
          <table:table-cell table:style-name="Table5.A2" office:value-type="string">
            <text:p text:style-name="P22">ID:</text:p>
          </table:table-cell>
          <table:table-cell table:style-name="Table5.B2" office:value-type="string">
            <text:p text:style-name="P23">C.D.6</text:p>
          </table:table-cell>
        </table:table-row>
        <table:table-row>
          <table:table-cell table:style-name="Table5.A2" office:value-type="string">
            <text:p text:style-name="P24">Propósito:</text:p>
          </table:table-cell>
          <table:table-cell table:style-name="Table5.B2" office:value-type="string">
            <text:p text:style-name="P25">Este caso de uso tem como função acompanhar o auxílio oferecido pelo CNPq e pela UFG.</text:p>
          </table:table-cell>
        </table:table-row>
        <table:table-row>
          <table:table-cell table:style-name="Table5.A2" office:value-type="string">
            <text:p text:style-name="P22">Descrição:</text:p>
          </table:table-cell>
          <table:table-cell table:style-name="Table5.B2" office:value-type="string">
            <text:p text:style-name="P26">Alunos podem receber auxílio de várias fontes, em períodos distintos. Este caso de uso permite a secretaria acompanhar os auxílios recebidos pelos alunos. Por exemplo, o aluno pode receber, inicialmente, auxílio oferecido pelo CNPq e, posteriormente, da própria UFG.</text:p>
          </table:table-cell>
        </table:table-row>
        <table:table-row>
          <table:table-cell table:style-name="Table5.A2" office:value-type="string">
            <text:p text:style-name="P22">Ator(es):</text:p>
          </table:table-cell>
          <table:table-cell table:style-name="Table5.B2" office:value-type="string">
            <text:p text:style-name="P35">Coordenação</text:p>
          </table:table-cell>
        </table:table-row>
        <table:table-row>
          <table:table-cell table:style-name="Table5.A2" office:value-type="string">
            <text:p text:style-name="P22">Fluxo Principal:</text:p>
          </table:table-cell>
          <table:table-cell table:style-name="Table5.B2" office:value-type="string">
            <text:p text:style-name="P28">01 Coordenação seleciona aluno;</text:p>
            <text:p text:style-name="P28">02 Sistema exibe as informações pertinentes ao auxílio;</text:p>
          </table:table-cell>
        </table:table-row>
        <table:table-row>
          <table:table-cell table:style-name="Table5.A2" office:value-type="string">
            <text:p text:style-name="P22">Fluxo Alternativo:</text:p>
          </table:table-cell>
          <table:table-cell table:style-name="Table5.B2" office:value-type="string">
            <text:p text:style-name="P28">No item 02, o sistema exibe mensagem contendo campos obrigatórios que não foram preenchidos e aqueles contendo informações inconsistentes, o sistema sugere que sejam fornecidas e alteradas, respectivamente.</text:p>
            <text:p text:style-name="P28">No item 02, se o aluno não possui nenhum auxílio cadastrado iniciar caso de uso Cadastrar Auxílio.</text:p>
          </table:table-cell>
        </table:table-row>
        <table:table-row>
          <table:table-cell table:style-name="Table5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30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38"><text:span text:style-name="T7">Não Funcionais:</text:span> <text:span text:style-name="T7">NF 01, NF 02, NF 03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2">Prioridade:</text:p>
          </table:table-cell>
          <table:table-cell table:style-name="Table5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7 - Caso de Uso C.D.7 – Cadastrar Exame de Suficiênci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Caso de uso:</text:p>
          </table:table-cell>
          <table:table-cell table:style-name="Table6.B1" office:value-type="string">
            <text:p text:style-name="P39">Cadastrar Exame de Suficiência</text:p>
          </table:table-cell>
        </table:table-row>
        <table:table-row>
          <table:table-cell table:style-name="Table6.A2" office:value-type="string">
            <text:p text:style-name="P22">ID:</text:p>
          </table:table-cell>
          <table:table-cell table:style-name="Table6.B2" office:value-type="string">
            <text:p text:style-name="P40">C.D.7</text:p>
          </table:table-cell>
        </table:table-row>
        <table:table-row>
          <table:table-cell table:style-name="Table6.A2" office:value-type="string">
            <text:p text:style-name="P24">Propósito:</text:p>
          </table:table-cell>
          <table:table-cell table:style-name="Table6.B2" office:value-type="string">
            <text:p text:style-name="P25">Este caso de uso tem como função cadastrar o exame de suficiência.</text:p>
          </table:table-cell>
        </table:table-row>
        <table:table-row>
          <table:table-cell table:style-name="Table6.A2" office:value-type="string">
            <text:p text:style-name="P22">Descrição:</text:p>
          </table:table-cell>
          <table:table-cell table:style-name="Table6.B2" office:value-type="string">
            <text:p text:style-name="P26">Os Alunos com extraordinário domínio do conteúdo poderão solicitar a coordenação exame de suficiência para aproveitamento de disciplina. <text:s/>Neste caso de uso, a coordenação irá registrar o resultado desse exame e se necessário comentários oportunos.</text:p>
          </table:table-cell>
        </table:table-row>
        <table:table-row>
          <table:table-cell table:style-name="Table6.A2" office:value-type="string">
            <text:p text:style-name="P22">Ator(es):</text:p>
          </table:table-cell>
          <table:table-cell table:style-name="Table6.B2" office:value-type="string">
            <text:p text:style-name="P35">Coordenação</text:p>
          </table:table-cell>
        </table:table-row>
        <table:table-row>
          <table:table-cell table:style-name="Table6.A2" office:value-type="string">
            <text:p text:style-name="P22">Fluxo Principal:</text:p>
          </table:table-cell>
          <table:table-cell table:style-name="Table6.B2" office:value-type="string">
            <text:p text:style-name="P28">01 Coordenação seleciona o aluno;</text:p>
            <text:p text:style-name="P28">02 Coordenação preenche as informações para cadastrar exame de suficiência;</text:p>
            <text:p text:style-name="P28">03 Coordenação requisita a confirmação da operação;</text:p>
            <text:p text:style-name="P28">04 Sistema confirma a operação, registrando o Exame de Suficiência.</text:p>
          </table:table-cell>
        </table:table-row>
        <table:table-row>
          <table:table-cell table:style-name="Table6.A2" office:value-type="string">
            <text:p text:style-name="P22">Fluxo Alternativo:</text:p>
          </table:table-cell>
          <table:table-cell table:style-name="Table6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  <text:p text:style-name="P28">No item 03, caso o Aluno tenha sido reprovado nos exames de suficiência em língua(s) estrangeira(s) dentro dos prazos estabelecidos, o Aluno será desligado.</text:p>
          </table:table-cell>
        </table:table-row>
        <table:table-row>
          <table:table-cell table:style-name="Table6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36">Regras de Negócio: RN 6.4, RN 18.1, RN 18.2, RN 18.3, RN 7.33, RN 7.32, RN 14.7, RN 7.29, RN 7.30, RN 7.35.</text:p>
                </table:table-cell>
              </table:table-row>
              <table:table-row>
                <table:table-cell table:style-name="Table6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2">Prioridade:</text:p>
          </table:table-cell>
          <table:table-cell table:style-name="Table6.B2" office:value-type="string">
            <text:p text:style-name="P22">Média</text:p>
          </table:table-cell>
        </table:table-row>
      </table:table>
      <text:p text:style-name="P32"/>
      <text:p text:style-name="P19">8 - Caso de Uso C.D.8 – Requerer Exame de Suficiênci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Caso de uso:</text:p>
          </table:table-cell>
          <table:table-cell table:style-name="Table7.B1" office:value-type="string">
            <text:p text:style-name="P21">Requerer Exame de Suficiência</text:p>
          </table:table-cell>
        </table:table-row>
        <table:table-row>
          <table:table-cell table:style-name="Table7.A2" office:value-type="string">
            <text:p text:style-name="P22">ID:</text:p>
          </table:table-cell>
          <table:table-cell table:style-name="Table7.B2" office:value-type="string">
            <text:p text:style-name="P40">C.D.8</text:p>
          </table:table-cell>
        </table:table-row>
        <table:table-row>
          <table:table-cell table:style-name="Table7.A2" office:value-type="string">
            <text:p text:style-name="P24">Propósito:</text:p>
          </table:table-cell>
          <table:table-cell table:style-name="Table7.B2" office:value-type="string">
            <text:p text:style-name="P25">Este caso de uso tem como função requerer o exame de suficiência.</text:p>
          </table:table-cell>
        </table:table-row>
        <table:table-row>
          <table:table-cell table:style-name="Table7.A2" office:value-type="string">
            <text:p text:style-name="P22">Descrição:</text:p>
          </table:table-cell>
          <table:table-cell table:style-name="Table7.B2" office:value-type="string">
            <text:p text:style-name="P26">Este caso de uso permite a um Aluno requerer um Exame de Suficiência.</text:p>
          </table:table-cell>
        </table:table-row>
        <table:table-row>
          <table:table-cell table:style-name="Table7.A2" office:value-type="string">
            <text:p text:style-name="P22">Ator(es):</text:p>
          </table:table-cell>
          <table:table-cell table:style-name="Table7.B2" office:value-type="string">
            <text:p text:style-name="P35">Aluno</text:p>
          </table:table-cell>
        </table:table-row>
        <table:table-row>
          <table:table-cell table:style-name="Table7.A2" office:value-type="string">
            <text:p text:style-name="P22">Fluxo Principal:</text:p>
          </table:table-cell>
          <table:table-cell table:style-name="Table7.B2" office:value-type="string">
            <text:p text:style-name="P28">01 Aluno preenche as informações para requerer Exame de Suficiência;</text:p>
            <text:p text:style-name="P28">02 Aluno requisita a confirmação da operação;</text:p>
            <text:p text:style-name="P28">03 Sistema confirma a operação.</text:p>
          </table:table-cell>
        </table:table-row>
        <table:table-row>
          <table:table-cell table:style-name="Table7.A2" office:value-type="string">
            <text:p text:style-name="P22">Fluxo Alternativo:</text:p>
          </table:table-cell>
          <table:table-cell table:style-name="Table7.B2" office:value-type="string">
            <text:p text:style-name="P28">No item 01, caso o Aluno não esteja regularmente matriculado no programa, caso de uso termina.</text:p>
            <text:p text:style-name="P28">No item 01, caso o Aluno esteja reprovado naquela disciplina em que deseja requerer o Exame de Suficiência, caso de uso termina.</text:p>
          </table:table-cell>
        </table:table-row>
        <table:table-row>
          <table:table-cell table:style-name="Table7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36">Regras de Negócio: RN 7.31, RN 7.34.</text:p>
                </table:table-cell>
              </table:table-row>
              <table:table-row>
                <table:table-cell table:style-name="Table7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2">Prioridade:</text:p>
          </table:table-cell>
          <table:table-cell table:style-name="Table7.B2" office:value-type="string">
            <text:p text:style-name="P22">Média</text:p>
          </table:table-cell>
        </table:table-row>
      </table:table>
      <text:p text:style-name="P32"/>
      <text:p text:style-name="P19">9 - Caso de Uso C.D.9 – Manutenir Estágio de Docênci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Caso de uso:</text:p>
          </table:table-cell>
          <table:table-cell table:style-name="Table8.B1" office:value-type="string">
            <text:p text:style-name="P21">Manutenir Estágio de Docência</text:p>
          </table:table-cell>
        </table:table-row>
        <table:table-row>
          <table:table-cell table:style-name="Table8.A2" office:value-type="string">
            <text:p text:style-name="P22">ID:</text:p>
          </table:table-cell>
          <table:table-cell table:style-name="Table8.B2" office:value-type="string">
            <text:p text:style-name="P40">C.D.9</text:p>
          </table:table-cell>
        </table:table-row>
        <table:table-row>
          <table:table-cell table:style-name="Table8.A2" office:value-type="string">
            <text:p text:style-name="P24">Propósito:</text:p>
          </table:table-cell>
          <table:table-cell table:style-name="Table8.B2" office:value-type="string">
            <text:p text:style-name="P25">Este caso de uso tem como função manuteir estágio de docência.</text:p>
          </table:table-cell>
        </table:table-row>
        <table:table-row>
          <table:table-cell table:style-name="Table8.A2" office:value-type="string">
            <text:p text:style-name="P22">Descrição:</text:p>
          </table:table-cell>
          <table:table-cell table:style-name="Table8.B2" office:value-type="string">
            <text:p text:style-name="P26">A indicação do docente-orientador, o período do estágio e o resultado obtido deverão ser registrados no sistema. </text:p>
          </table:table-cell>
        </table:table-row>
        <table:table-row>
          <table:table-cell table:style-name="Table8.A2" office:value-type="string">
            <text:p text:style-name="P22">Ator(es):</text:p>
          </table:table-cell>
          <table:table-cell table:style-name="Table8.B2" office:value-type="string">
            <text:p text:style-name="P35">Docente</text:p>
          </table:table-cell>
        </table:table-row>
        <table:table-row>
          <table:table-cell table:style-name="Table8.A2" office:value-type="string">
            <text:p text:style-name="P22">Fluxo Principal:</text:p>
          </table:table-cell>
          <table:table-cell table:style-name="Table8.B2" office:value-type="string">
            <text:p text:style-name="P33">01 Docente seleciona um aluno;</text:p>
            <text:p text:style-name="P33">02 Docente preenche informações para manutenir estágio de docência;</text:p>
            <text:p text:style-name="P33">03 Docente requisita a confirmação da operação;</text:p>
            <text:p text:style-name="P33">04 Sistema confirma a operação, disponibilizando as informações do Estágio.</text:p>
          </table:table-cell>
        </table:table-row>
        <table:table-row>
          <table:table-cell table:style-name="Table8.A2" office:value-type="string">
            <text:p text:style-name="P22">Fluxo Alternativo:</text:p>
          </table:table-cell>
          <table:table-cell table:style-name="Table8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8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36">Regras de Negócio: RN 8.1, RN 8.2, RN 8.3</text:p>
                </table:table-cell>
              </table:table-row>
              <table:table-row>
                <table:table-cell table:style-name="Table8.B2" office:value-type="string">
                  <text:p text:style-name="P38"><text:span text:style-name="T7">Não Funcionais:</text:span> <text:span text:style-name="T7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2">Prioridade:</text:p>
          </table:table-cell>
          <table:table-cell table:style-name="Table8.B2" office:value-type="string">
            <text:p text:style-name="P22">Média</text:p>
          </table:table-cell>
        </table:table-row>
      </table:table>
      <text:p text:style-name="P32"/>
      <text:p text:style-name="P34"/>
      <text:p text:style-name="P19">10 - Caso de Uso C.D.10 – Manutenir Inscrição em Disciplin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Caso de uso:</text:p>
          </table:table-cell>
          <table:table-cell table:style-name="Table9.B1" office:value-type="string">
            <text:p text:style-name="P21">Manutenir Inscrição em Disciplina</text:p>
          </table:table-cell>
        </table:table-row>
        <table:table-row>
          <table:table-cell table:style-name="Table9.A2" office:value-type="string">
            <text:p text:style-name="P22">ID:</text:p>
          </table:table-cell>
          <table:table-cell table:style-name="Table9.B2" office:value-type="string">
            <text:p text:style-name="P40">C.D.10</text:p>
          </table:table-cell>
        </table:table-row>
        <table:table-row>
          <table:table-cell table:style-name="Table9.A2" office:value-type="string">
            <text:p text:style-name="P24">Propósito:</text:p>
          </table:table-cell>
          <table:table-cell table:style-name="Table9.B2" office:value-type="string">
            <text:p text:style-name="P25">Este caso de uso tem como função manuteir inscrição em uma disciplina.</text:p>
          </table:table-cell>
        </table:table-row>
        <table:table-row>
          <table:table-cell table:style-name="Table9.A2" office:value-type="string">
            <text:p text:style-name="P22">Descrição:</text:p>
          </table:table-cell>
          <table:table-cell table:style-name="Table9.B2" office:value-type="string">
            <text:p text:style-name="P26">Através da execução deste caso de uso, as atividades de inscrição em disciplina pelo aluno são realizadas. O aluno deverá identificar a disciplina pertinente e registrará a sua intenção. O sistema deverá exibir: (a) o tempo de curso; (b) tempo para concluir; (c) créditos obtidos e (d) créditos para concluir. </text:p>
          </table:table-cell>
        </table:table-row>
        <table:table-row>
          <table:table-cell table:style-name="Table9.A2" office:value-type="string">
            <text:p text:style-name="P22">Ator(es):</text:p>
          </table:table-cell>
          <table:table-cell table:style-name="Table9.B2" office:value-type="string">
            <text:p text:style-name="P35">Aluno</text:p>
          </table:table-cell>
        </table:table-row>
        <table:table-row>
          <table:table-cell table:style-name="Table9.A2" office:value-type="string">
            <text:p text:style-name="P22">Fluxo Principal:</text:p>
          </table:table-cell>
          <table:table-cell table:style-name="Table9.B2" office:value-type="string">
            <text:p text:style-name="P41">01 Aluno requisita ao sistema sua inscrição em uma nova disciplina;</text:p>
            <text:p text:style-name="P41">02 Aluno seleciona disciplina;</text:p>
            <text:p text:style-name="P41">03 Sistema exibe as informações e as vagas existentes na disciplina selecionada;</text:p>
            <text:p text:style-name="P41">04 Aluno requisita a inscrição em disciplina;</text:p>
            <text:p text:style-name="P42">05 Sistema registra a inscrição associando o Aluno na disciplina.</text:p>
          </table:table-cell>
        </table:table-row>
        <table:table-row>
          <table:table-cell table:style-name="Table9.A2" office:value-type="string">
            <text:p text:style-name="P22">Fluxo Alternativo:</text:p>
          </table:table-cell>
          <table:table-cell table:style-name="Table9.B2" office:value-type="string">
            <text:p text:style-name="P28">No item 04, o sistema exibe mensagem contendo campos obrigatórios que não foram preenchidos e aqueles contendo informações inconsistentes, o sistema sugere que sejam fornecidas e alteradas, respectivamente.</text:p>
            <text:p text:style-name="P28">No item 04, caso a atividade seja inscrição em disciplina e o aluno já tenha sido aprovado nesta disciplina, o caso de uso termina.</text:p>
            <text:p text:style-name="P28">No item 04, caso a atividade seja inscrição em disciplina e esteja fora d<text:span text:style-name="T8">a época fixada pelo calendário acadêmico, o caso de uso termina.</text:span></text:p>
          </table:table-cell>
        </table:table-row>
        <table:table-row>
          <table:table-cell table:style-name="Table9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36">Regras de Negócio: RN 7.3, RN 7.4, RN 7.5, RN 7.6</text:p>
                </table:table-cell>
              </table:table-row>
              <table:table-row>
                <table:table-cell table:style-name="Table9.B2" office:value-type="string">
                  <text:p text:style-name="P31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2">Prioridade:</text:p>
          </table:table-cell>
          <table:table-cell table:style-name="Table9.B2" office:value-type="string">
            <text:p text:style-name="P22">Alta</text:p>
          </table:table-cell>
        </table:table-row>
      </table:table>
      <text:p text:style-name="P32"/>
      <text:p text:style-name="P19">11 - Caso de Uso C.D.11 – Manutenir Cancelamento de Disciplina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Caso de uso:</text:p>
          </table:table-cell>
          <table:table-cell table:style-name="Table10.B1" office:value-type="string">
            <text:p text:style-name="P21">Manutenir Cancelamento de Disciplina</text:p>
          </table:table-cell>
        </table:table-row>
        <table:table-row>
          <table:table-cell table:style-name="Table10.A2" office:value-type="string">
            <text:p text:style-name="P22">ID:</text:p>
          </table:table-cell>
          <table:table-cell table:style-name="Table10.B2" office:value-type="string">
            <text:p text:style-name="P40">C.D.11</text:p>
          </table:table-cell>
        </table:table-row>
        <table:table-row>
          <table:table-cell table:style-name="Table10.A2" office:value-type="string">
            <text:p text:style-name="P24">Propósito:</text:p>
          </table:table-cell>
          <table:table-cell table:style-name="Table10.B2" office:value-type="string">
            <text:p text:style-name="P25">Este caso de uso tem como função manuteir o cancelamento da disciplina.</text:p>
          </table:table-cell>
        </table:table-row>
        <table:table-row>
          <table:table-cell table:style-name="Table10.A2" office:value-type="string">
            <text:p text:style-name="P22">Descrição:</text:p>
          </table:table-cell>
          <table:table-cell table:style-name="Table10.B2" office:value-type="string">
            <text:p text:style-name="P26">Através da execução deste caso de uso, o aluno poderá cancelar uma disciplina. O aluno irá identificar a disciplina pertinente e registrará sua intenção.</text:p>
          </table:table-cell>
        </table:table-row>
        <table:table-row>
          <table:table-cell table:style-name="Table10.A2" office:value-type="string">
            <text:p text:style-name="P22">Ator(es):</text:p>
          </table:table-cell>
          <table:table-cell table:style-name="Table10.B2" office:value-type="string">
            <text:p text:style-name="P35">Aluno</text:p>
          </table:table-cell>
        </table:table-row>
        <table:table-row>
          <table:table-cell table:style-name="Table10.A2" office:value-type="string">
            <text:p text:style-name="P22">Fluxo Principal:</text:p>
          </table:table-cell>
          <table:table-cell table:style-name="Table10.B2" office:value-type="string">
            <text:p text:style-name="P41">01 Aluno seleciona disciplina;</text:p>
            <text:p text:style-name="P41">02 Aluno requisita ao sistema o cancelamento da disciplina;</text:p>
            <text:p text:style-name="P41">03 O sistema registra o cancelamento da disciplina;</text:p>
          </table:table-cell>
        </table:table-row>
        <table:table-row>
          <table:table-cell table:style-name="Table10.A2" office:value-type="string">
            <text:p text:style-name="P22">Fluxo Alternativo:</text:p>
          </table:table-cell>
          <table:table-cell table:style-name="Table10.B2" office:value-type="string">
            <text:p text:style-name="P43">No item 02, caso a atividade seja cancelamento em disciplina <text:s/>e tenha completado 30% das atividades previstas para a disciplina, e não possua autorização do CPG, o caso de uso termina.</text:p>
            <text:p text:style-name="P44">No item 02, caso a atividade seja cancelamento em disciplina <text:s/>e não possua as devidas justificativas e aquiescência do orientador, o caso de uso termina.</text:p>
          </table:table-cell>
        </table:table-row>
        <table:table-row>
          <table:table-cell table:style-name="Table10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36">Regras de Negócio: RN 7.12, RN 7.13</text:p>
                </table:table-cell>
              </table:table-row>
              <table:table-row>
                <table:table-cell table:style-name="Table10.B2" office:value-type="string">
                  <text:p text:style-name="P38"><text:span text:style-name="T7">Não Funcionais:</text:span> <text:span text:style-name="T7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2">Prioridade:</text:p>
          </table:table-cell>
          <table:table-cell table:style-name="Table10.B2" office:value-type="string">
            <text:p text:style-name="P22">Alta</text:p>
          </table:table-cell>
        </table:table-row>
      </table:table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5">LEGENDA PARA PACOTES DE REQUISITOS NÃO-FUNCIONAIS:</text:p>
      <text:p text:style-name="P45"/>
      <text:p text:style-name="P45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Corpo_20_Fluxo" style:display-name="Corpo Fluxo" style:family="paragraph" style:parent-style-name="Standard" style:class="text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Discente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15</text:page-number></text:span><text:span text:style-name="T4"> </text:span><text:span text:style-name="T5">de </text:span><text:span text:style-name="T3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15</text:page-number></text:span><text:span text:style-name="T8"> de </text:span><text:span text:style-name="T7"><text:page-count style:num-format="1">1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5:57</dc:date>
    <meta:print-date>2003-09-02T15:56:00</meta:print-date>
    <dc:language>pt-BR</dc:language>
    <meta:editing-cycles>144</meta:editing-cycles>
    <meta:editing-duration>PT4H59M53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1" meta:page-count="15" meta:paragraph-count="313" meta:word-count="2368" meta:character-count="144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